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38695131037985262" text:style-name="L1">
        <text:list-item>
          <text:p text:style-name="P1">Table Management: The application should allow restaurant owners to manage their tables, including assigning tables to servers, tracking which tables are currently occupied, and managing reservations.</text:p>
        </text:list-item>
        <text:list-item>
          <text:p text:style-name="P1">Menu Management: The application should allow restaurant owners to manage their menu, including adding new items, updating prices, and managing inventory.</text:p>
        </text:list-item>
        <text:list-item>
          <text:p text:style-name="P1">Order Management: The application should allow restaurant owners to manage their orders, including tracking order status, managing take-out and delivery orders, and managing payments.</text:p>
        </text:list-item>
        <text:list-item>
          <text:p text:style-name="P1">Staff Management: The application should allow restaurant owners to manage their staff, including assigning roles and responsibilities, tracking employee schedules, and managing payroll.</text:p>
        </text:list-item>
        <text:list-item>
          <text:p text:style-name="P1">Customer Management: The application should allow restaurant owners to manage their customer data, including tracking customer orders, managing loyalty programs, and sending promotional offers.</text:p>
        </text:list-item>
        <text:list-item>
          <text:p text:style-name="P1">Analytics and Reporting: The application should provide real-time analytics and reporting features, including sales data, customer trends, and inventory management.</text:p>
        </text:list-item>
        <text:list-item>
          <text:p text:style-name="P1">Integration with third-party platforms: The application should allow integration with third-party platforms such as online ordering systems, payment processors, and reservation systems.</text:p>
        </text:list-item>
        <text:list-item>
          <text:p text:style-name="P1">Mobile Accessibility: The application should be accessible from mobile devices, allowing restaurant owners to manage their restaurant on-the-go.</text:p>
        </text:list-item>
      </text:list>
      <text:p text:style-name="Text_20_body">In terms of design, the application should be user-friendly, with a clear and intuitive interface that is easy to navigate. It should also be visually appealing, with clear and attractive graphics and colors that reflect the restaurant's brand. Additionally, the application should be reliable and secure, with strong data encryption and backup featur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23T11:29:42.76</meta:creation-date>
    <meta:document-statistic meta:table-count="0" meta:image-count="0" meta:object-count="0" meta:page-count="1" meta:paragraph-count="9" meta:word-count="239" meta:character-count="1779"/>
    <dc:date>2023-04-23T11:34:44.85</dc:date>
    <meta:editing-duration>PT5M3S</meta:editing-duration>
    <meta:editing-cycles>1</meta:editing-cycles>
    <meta:generator>OpenOffice/4.1.14$Win32 OpenOffice.org_project/4114m1$Build-9811</meta:generator>
  </office:meta>
</office:document-meta>
</file>